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0.850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4.1768in" svg:height="7.974in" svg:x="3.263in" svg:y="0.2839in">
            <draw:object draw:notify-on-update-of-ranges="Sheet1.A1:Sheet1.A1 Sheet1.A2:Sheet1.A695 Sheet1.B1:Sheet1.B1 Sheet1.B2:Sheet1.B69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lickEntropyScore</text:p>
          </table:table-cell>
          <table:table-cell office:value-type="string" calcext:value-type="string">
            <text:p>NOfQueries</text:p>
          </table:table-cell>
          <table:table-cell office:value-type="string" calcext:value-type="string">
            <text:p>%age of queri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02193" calcext:value-type="float">
            <text:p>2702193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312" calcext:value-type="float">
            <text:p>312</text:p>
          </table:table-cell>
          <table:table-cell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325" calcext:value-type="float">
            <text:p>325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566" calcext:value-type="float">
            <text:p>566</text:p>
          </table:table-cell>
          <table:table-cell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602" calcext:value-type="float">
            <text:p>602</text:p>
          </table:table-cell>
          <table:table-cell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947" calcext:value-type="float">
            <text:p>947</text:p>
          </table:table-cell>
          <table:table-cell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1235" calcext:value-type="float">
            <text:p>1235</text:p>
          </table:table-cell>
          <table:table-cell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643" calcext:value-type="float">
            <text:p>1643</text:p>
          </table:table-cell>
          <table:table-cell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986" calcext:value-type="float">
            <text:p>1986</text:p>
          </table:table-cell>
          <table:table-cell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866" calcext:value-type="float">
            <text:p>2866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4198" calcext:value-type="float">
            <text:p>4198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534" calcext:value-type="float">
            <text:p>534</text:p>
          </table:table-cell>
          <table:table-cell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345" calcext:value-type="float">
            <text:p>345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6767" calcext:value-type="float">
            <text:p>6767</text:p>
          </table:table-cell>
          <table:table-cell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391" calcext:value-type="float">
            <text:p>391</text:p>
          </table:table-cell>
          <table:table-cell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449" calcext:value-type="float">
            <text:p>449</text:p>
          </table:table-cell>
          <table:table-cell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537" calcext:value-type="float">
            <text:p>537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3338" calcext:value-type="float">
            <text:p>13338</text:p>
          </table:table-cell>
          <table:table-cell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460" calcext:value-type="float">
            <text:p>460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834" calcext:value-type="float">
            <text:p>834</text:p>
          </table:table-cell>
          <table:table-cell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663" calcext:value-type="float">
            <text:p>663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35254" calcext:value-type="float">
            <text:p>35254</text:p>
          </table:table-cell>
          <table:table-cell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2262" calcext:value-type="float">
            <text:p>2262</text:p>
          </table:table-cell>
          <table:table-cell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61852" calcext:value-type="float">
            <text:p>161852</text:p>
          </table:table-cell>
          <table:table-cell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049" calcext:value-type="float">
            <text:p>1049</text:p>
          </table:table-cell>
          <table:table-cell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602" calcext:value-type="float">
            <text:p>602</text:p>
          </table:table-cell>
          <table:table-cell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834" calcext:value-type="float">
            <text:p>834</text:p>
          </table:table-cell>
          <table:table-cell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7394" calcext:value-type="float">
            <text:p>7394</text:p>
          </table:table-cell>
          <table:table-cell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2405" calcext:value-type="float">
            <text:p>2405</text:p>
          </table:table-cell>
          <table:table-cell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1060" calcext:value-type="float">
            <text:p>106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6488" calcext:value-type="float">
            <text:p>716488</text:p>
          </table:table-cell>
          <table:table-cell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486" calcext:value-type="float">
            <text:p>486</text:p>
          </table:table-cell>
          <table:table-cell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1889" calcext:value-type="float">
            <text:p>1889</text:p>
          </table:table-cell>
          <table:table-cell/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735" calcext:value-type="float">
            <text:p>735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834" calcext:value-type="float">
            <text:p>834</text:p>
          </table:table-cell>
          <table:table-cell/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353" calcext:value-type="float">
            <text:p>353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64" calcext:value-type="float">
            <text:p>464</text:p>
          </table:table-cell>
          <table:table-cell/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1081" calcext:value-type="float">
            <text:p>1081</text:p>
          </table:table-cell>
          <table:table-cell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463" calcext:value-type="float">
            <text:p>463</text:p>
          </table:table-cell>
          <table:table-cell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453" calcext:value-type="float">
            <text:p>453</text:p>
          </table:table-cell>
          <table:table-cell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6423" calcext:value-type="float">
            <text:p>6423</text:p>
          </table:table-cell>
          <table:table-cell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581" calcext:value-type="float">
            <text:p>581</text:p>
          </table:table-cell>
          <table:table-cell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2198" calcext:value-type="float">
            <text:p>2198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532" calcext:value-type="float">
            <text:p>532</text:p>
          </table:table-cell>
          <table:table-cell/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379" calcext:value-type="float">
            <text:p>1379</text:p>
          </table:table-cell>
          <table:table-cell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483" calcext:value-type="float">
            <text:p>483</text:p>
          </table:table-cell>
          <table:table-cell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20941" calcext:value-type="float">
            <text:p>20941</text:p>
          </table:table-cell>
          <table:table-cell/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371" calcext:value-type="float">
            <text:p>371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096" calcext:value-type="float">
            <text:p>1096</text:p>
          </table:table-cell>
          <table:table-cell/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527" calcext:value-type="float">
            <text:p>527</text:p>
          </table:table-cell>
          <table:table-cell/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286" calcext:value-type="float">
            <text:p>286</text:p>
          </table:table-cell>
          <table:table-cell/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651" calcext:value-type="float">
            <text:p>651</text:p>
          </table:table-cell>
          <table:table-cell/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2122" calcext:value-type="float">
            <text:p>2122</text:p>
          </table:table-cell>
          <table:table-cell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7837" calcext:value-type="float">
            <text:p>7837</text:p>
          </table:table-cell>
          <table:table-cell/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769" calcext:value-type="float">
            <text:p>769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94962" calcext:value-type="float">
            <text:p>94962</text:p>
          </table:table-cell>
          <table:table-cell/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16314" calcext:value-type="float">
            <text:p>16314</text:p>
          </table:table-cell>
          <table:table-cell/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534" calcext:value-type="float">
            <text:p>534</text:p>
          </table:table-cell>
          <table:table-cell/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1677" calcext:value-type="float">
            <text:p>1677</text:p>
          </table:table-cell>
          <table:table-cell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567" calcext:value-type="float">
            <text:p>1567</text:p>
          </table:table-cell>
          <table:table-cell/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602" calcext:value-type="float">
            <text:p>602</text:p>
          </table:table-cell>
          <table:table-cell/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1043" calcext:value-type="float">
            <text:p>1043</text:p>
          </table:table-cell>
          <table:table-cell/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285776" calcext:value-type="float">
            <text:p>285776</text:p>
          </table:table-cell>
          <table:table-cell/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721" calcext:value-type="float">
            <text:p>721</text:p>
          </table:table-cell>
          <table:table-cell/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472" calcext:value-type="float">
            <text:p>472</text:p>
          </table:table-cell>
          <table:table-cell/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213" calcext:value-type="float">
            <text:p>1213</text:p>
          </table:table-cell>
          <table:table-cell/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3364" calcext:value-type="float">
            <text:p>3364</text:p>
          </table:table-cell>
          <table:table-cell/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623" calcext:value-type="float">
            <text:p>623</text:p>
          </table:table-cell>
          <table:table-cell/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837" calcext:value-type="float">
            <text:p>837</text:p>
          </table:table-cell>
          <table:table-cell/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575" calcext:value-type="float">
            <text:p>575</text:p>
          </table:table-cell>
          <table:table-cell/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3205" calcext:value-type="float">
            <text:p>3205</text:p>
          </table:table-cell>
          <table:table-cell/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569" calcext:value-type="float">
            <text:p>569</text:p>
          </table:table-cell>
          <table:table-cell/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679" calcext:value-type="float">
            <text:p>679</text:p>
          </table:table-cell>
          <table:table-cell/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775" calcext:value-type="float">
            <text:p>775</text:p>
          </table:table-cell>
          <table:table-cell/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10088" calcext:value-type="float">
            <text:p>10088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1102" calcext:value-type="float">
            <text:p>1102</text:p>
          </table:table-cell>
          <table:table-cell/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6880" calcext:value-type="float">
            <text:p>6880</text:p>
          </table:table-cell>
          <table:table-cell/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626" calcext:value-type="float">
            <text:p>626</text:p>
          </table:table-cell>
          <table:table-cell/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1070" calcext:value-type="float">
            <text:p>1070</text:p>
          </table:table-cell>
          <table:table-cell/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14209" calcext:value-type="float">
            <text:p>14209</text:p>
          </table:table-cell>
          <table:table-cell/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56181" calcext:value-type="float">
            <text:p>56181</text:p>
          </table:table-cell>
          <table:table-cell/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308" calcext:value-type="float">
            <text:p>308</text:p>
          </table:table-cell>
          <table:table-cell/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2957" calcext:value-type="float">
            <text:p>2957</text:p>
          </table:table-cell>
          <table:table-cell/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965" calcext:value-type="float">
            <text:p>965</text:p>
          </table:table-cell>
          <table:table-cell/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775" calcext:value-type="float">
            <text:p>775</text:p>
          </table:table-cell>
          <table:table-cell/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471" calcext:value-type="float">
            <text:p>471</text:p>
          </table:table-cell>
          <table:table-cell/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122" calcext:value-type="float">
            <text:p>130122</text:p>
          </table:table-cell>
          <table:table-cell/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453" calcext:value-type="float">
            <text:p>453</text:p>
          </table:table-cell>
          <table:table-cell/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1279" calcext:value-type="float">
            <text:p>1279</text:p>
          </table:table-cell>
          <table:table-cell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1942" calcext:value-type="float">
            <text:p>1942</text:p>
          </table:table-cell>
          <table:table-cell/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361" calcext:value-type="float">
            <text:p>361</text:p>
          </table:table-cell>
          <table:table-cell/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327" calcext:value-type="float">
            <text:p>327</text:p>
          </table:table-cell>
          <table:table-cell/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333" calcext:value-type="float">
            <text:p>333</text:p>
          </table:table-cell>
          <table:table-cell/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329" calcext:value-type="float">
            <text:p>329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1550" calcext:value-type="float">
            <text:p>1550</text:p>
          </table:table-cell>
          <table:table-cell/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6556" calcext:value-type="float">
            <text:p>6556</text:p>
          </table:table-cell>
          <table:table-cell/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481" calcext:value-type="float">
            <text:p>481</text:p>
          </table:table-cell>
          <table:table-cell/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4819" calcext:value-type="float">
            <text:p>4819</text:p>
          </table:table-cell>
          <table:table-cell/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679" calcext:value-type="float">
            <text:p>679</text:p>
          </table:table-cell>
          <table:table-cell/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846" calcext:value-type="float">
            <text:p>846</text:p>
          </table:table-cell>
          <table:table-cell/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2369" calcext:value-type="float">
            <text:p>2369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86" calcext:value-type="float">
            <text:p>286</text:p>
          </table:table-cell>
          <table:table-cell/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874" calcext:value-type="float">
            <text:p>874</text:p>
          </table:table-cell>
          <table:table-cell/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11341" calcext:value-type="float">
            <text:p>11341</text:p>
          </table:table-cell>
          <table:table-cell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619" calcext:value-type="float">
            <text:p>619</text:p>
          </table:table-cell>
          <table:table-cell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36047" calcext:value-type="float">
            <text:p>36047</text:p>
          </table:table-cell>
          <table:table-cell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354" calcext:value-type="float">
            <text:p>354</text:p>
          </table:table-cell>
          <table:table-cell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2042" calcext:value-type="float">
            <text:p>2042</text:p>
          </table:table-cell>
          <table:table-cell/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762" calcext:value-type="float">
            <text:p>762</text:p>
          </table:table-cell>
          <table:table-cell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62345" calcext:value-type="float">
            <text:p>62345</text:p>
          </table:table-cell>
          <table:table-cell/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364" calcext:value-type="float">
            <text:p>364</text:p>
          </table:table-cell>
          <table:table-cell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1112" calcext:value-type="float">
            <text:p>1112</text:p>
          </table:table-cell>
          <table:table-cell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888" calcext:value-type="float">
            <text:p>888</text:p>
          </table:table-cell>
          <table:table-cell/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771" calcext:value-type="float">
            <text:p>771</text:p>
          </table:table-cell>
          <table:table-cell/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371" calcext:value-type="float">
            <text:p>371</text:p>
          </table:table-cell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473" calcext:value-type="float">
            <text:p>3473</text:p>
          </table:table-cell>
          <table:table-cell/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4560" calcext:value-type="float">
            <text:p>4560</text:p>
          </table:table-cell>
          <table:table-cell/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2063" calcext:value-type="float">
            <text:p>2063</text:p>
          </table:table-cell>
          <table:table-cell/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776" calcext:value-type="float">
            <text:p>776</text:p>
          </table:table-cell>
          <table:table-cell/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623" calcext:value-type="float">
            <text:p>623</text:p>
          </table:table-cell>
          <table:table-cell/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647" calcext:value-type="float">
            <text:p>647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0404" calcext:value-type="float">
            <text:p>10404</text:p>
          </table:table-cell>
          <table:table-cell/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21259" calcext:value-type="float">
            <text:p>21259</text:p>
          </table:table-cell>
          <table:table-cell/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311" calcext:value-type="float">
            <text:p>311</text:p>
          </table:table-cell>
          <table:table-cell/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1215" calcext:value-type="float">
            <text:p>1215</text:p>
          </table:table-cell>
          <table:table-cell/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31749" calcext:value-type="float">
            <text:p>31749</text:p>
          </table:table-cell>
          <table:table-cell/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612" calcext:value-type="float">
            <text:p>612</text:p>
          </table:table-cell>
          <table:table-cell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599" calcext:value-type="float">
            <text:p>599</text:p>
          </table:table-cell>
          <table:table-cell/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587" calcext:value-type="float">
            <text:p>587</text:p>
          </table:table-cell>
          <table:table-cell/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822" calcext:value-type="float">
            <text:p>822</text:p>
          </table:table-cell>
          <table:table-cell/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295" calcext:value-type="float">
            <text:p>295</text:p>
          </table:table-cell>
          <table:table-cell/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4112" calcext:value-type="float">
            <text:p>4112</text:p>
          </table:table-cell>
          <table:table-cell/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567" calcext:value-type="float">
            <text:p>567</text:p>
          </table:table-cell>
          <table:table-cell/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float" office:value="2.69" calcext:value-type="float">
            <text:p>2.69</text:p>
          </table:table-cell>
          <table:table-cell office:value-type="float" office:value="536" calcext:value-type="float">
            <text:p>536</text:p>
          </table:table-cell>
          <table:table-cell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526" calcext:value-type="float">
            <text:p>526</text:p>
          </table:table-cell>
          <table:table-cell/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7572" calcext:value-type="float">
            <text:p>7572</text:p>
          </table:table-cell>
          <table:table-cell/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287" calcext:value-type="float">
            <text:p>287</text:p>
          </table:table-cell>
          <table:table-cell/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13022" calcext:value-type="float">
            <text:p>13022</text:p>
          </table:table-cell>
          <table:table-cell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740" calcext:value-type="float">
            <text:p>740</text:p>
          </table:table-cell>
          <table:table-cell/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7288" calcext:value-type="float">
            <text:p>17288</text:p>
          </table:table-cell>
          <table:table-cell/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652" calcext:value-type="float">
            <text:p>652</text:p>
          </table:table-cell>
          <table:table-cell/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532" calcext:value-type="float">
            <text:p>532</text:p>
          </table:table-cell>
          <table:table-cell/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2817" calcext:value-type="float">
            <text:p>2817</text:p>
          </table:table-cell>
          <table:table-cell/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1381" calcext:value-type="float">
            <text:p>1381</text:p>
          </table:table-cell>
          <table:table-cell/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474" calcext:value-type="float">
            <text:p>474</text:p>
          </table:table-cell>
          <table:table-cell/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869" calcext:value-type="float">
            <text:p>869</text:p>
          </table:table-cell>
          <table:table-cell/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435" calcext:value-type="float">
            <text:p>435</text:p>
          </table:table-cell>
          <table:table-cell/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2245" calcext:value-type="float">
            <text:p>2245</text:p>
          </table:table-cell>
          <table:table-cell/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4159" calcext:value-type="float">
            <text:p>4159</text:p>
          </table:table-cell>
          <table:table-cell/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738" calcext:value-type="float">
            <text:p>738</text:p>
          </table:table-cell>
          <table:table-cell/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7959" calcext:value-type="float">
            <text:p>7959</text:p>
          </table:table-cell>
          <table:table-cell/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633" calcext:value-type="float">
            <text:p>633</text:p>
          </table:table-cell>
          <table:table-cell/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524" calcext:value-type="float">
            <text:p>524</text:p>
          </table:table-cell>
          <table:table-cell/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528" calcext:value-type="float">
            <text:p>528</text:p>
          </table:table-cell>
          <table:table-cell/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89" calcext:value-type="float">
            <text:p>10289</text:p>
          </table:table-cell>
          <table:table-cell/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319" calcext:value-type="float">
            <text:p>319</text:p>
          </table:table-cell>
          <table:table-cell/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2419" calcext:value-type="float">
            <text:p>2419</text:p>
          </table:table-cell>
          <table:table-cell/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819" calcext:value-type="float">
            <text:p>819</text:p>
          </table:table-cell>
          <table:table-cell/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345" calcext:value-type="float">
            <text:p>345</text:p>
          </table:table-cell>
          <table:table-cell/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553" calcext:value-type="float">
            <text:p>553</text:p>
          </table:table-cell>
          <table:table-cell/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3096" calcext:value-type="float">
            <text:p>3096</text:p>
          </table:table-cell>
          <table:table-cell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548" calcext:value-type="float">
            <text:p>548</text:p>
          </table:table-cell>
          <table:table-cell/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5492" calcext:value-type="float">
            <text:p>5492</text:p>
          </table:table-cell>
          <table:table-cell/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6261" calcext:value-type="float">
            <text:p>6261</text:p>
          </table:table-cell>
          <table:table-cell/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486" calcext:value-type="float">
            <text:p>486</text:p>
          </table:table-cell>
          <table:table-cell/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1558" calcext:value-type="float">
            <text:p>1558</text:p>
          </table:table-cell>
          <table:table-cell/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2211" calcext:value-type="float">
            <text:p>2211</text:p>
          </table:table-cell>
          <table:table-cell/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3591" calcext:value-type="float">
            <text:p>3591</text:p>
          </table:table-cell>
          <table:table-cell/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5009" calcext:value-type="float">
            <text:p>5009</text:p>
          </table:table-cell>
          <table:table-cell/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558" calcext:value-type="float">
            <text:p>558</text:p>
          </table:table-cell>
          <table:table-cell/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1339" calcext:value-type="float">
            <text:p>1339</text:p>
          </table:table-cell>
          <table:table-cell/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371" calcext:value-type="float">
            <text:p>371</text:p>
          </table:table-cell>
          <table:table-cell/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1710" calcext:value-type="float">
            <text:p>1710</text:p>
          </table:table-cell>
          <table:table-cell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27" calcext:value-type="float">
            <text:p>327</text:p>
          </table:table-cell>
          <table:table-cell/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2704" calcext:value-type="float">
            <text:p>2704</text:p>
          </table:table-cell>
          <table:table-cell/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3376" calcext:value-type="float">
            <text:p>3376</text:p>
          </table:table-cell>
          <table:table-cell/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120" calcext:value-type="float">
            <text:p>1120</text:p>
          </table:table-cell>
          <table:table-cell/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1315" calcext:value-type="float">
            <text:p>1315</text:p>
          </table:table-cell>
          <table:table-cell/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1853" calcext:value-type="float">
            <text:p>1853</text:p>
          </table:table-cell>
          <table:table-cell/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860" calcext:value-type="float">
            <text:p>860</text:p>
          </table:table-cell>
          <table:table-cell/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1913" calcext:value-type="float">
            <text:p>1913</text:p>
          </table:table-cell>
          <table:table-cell/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1133" calcext:value-type="float">
            <text:p>1133</text:p>
          </table:table-cell>
          <table:table-cell/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1384" calcext:value-type="float">
            <text:p>1384</text:p>
          </table:table-cell>
          <table:table-cell/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588" calcext:value-type="float">
            <text:p>588</text:p>
          </table:table-cell>
          <table:table-cell/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345" calcext:value-type="float">
            <text:p>345</text:p>
          </table:table-cell>
          <table:table-cell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351" calcext:value-type="float">
            <text:p>1351</text:p>
          </table:table-cell>
          <table:table-cell/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533" calcext:value-type="float">
            <text:p>533</text:p>
          </table:table-cell>
          <table:table-cell/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778" calcext:value-type="float">
            <text:p>778</text:p>
          </table:table-cell>
          <table:table-cell/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1052" calcext:value-type="float">
            <text:p>1052</text:p>
          </table:table-cell>
          <table:table-cell/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462" calcext:value-type="float">
            <text:p>462</text:p>
          </table:table-cell>
          <table:table-cell/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948" calcext:value-type="float">
            <text:p>948</text:p>
          </table:table-cell>
          <table:table-cell/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489" calcext:value-type="float">
            <text:p>489</text:p>
          </table:table-cell>
          <table:table-cell/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423" calcext:value-type="float">
            <text:p>423</text:p>
          </table:table-cell>
          <table:table-cell/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678" calcext:value-type="float">
            <text:p>678</text:p>
          </table:table-cell>
          <table:table-cell/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856" calcext:value-type="float">
            <text:p>856</text:p>
          </table:table-cell>
          <table:table-cell/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685" calcext:value-type="float">
            <text:p>685</text:p>
          </table:table-cell>
          <table:table-cell/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1" calcext:value-type="float">
            <text:p>671</text:p>
          </table:table-cell>
          <table:table-cell/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427" calcext:value-type="float">
            <text:p>427</text:p>
          </table:table-cell>
          <table:table-cell/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624" calcext:value-type="float">
            <text:p>624</text:p>
          </table:table-cell>
          <table:table-cell/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544" calcext:value-type="float">
            <text:p>544</text:p>
          </table:table-cell>
          <table:table-cell/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333" calcext:value-type="float">
            <text:p>333</text:p>
          </table:table-cell>
          <table:table-cell/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423" calcext:value-type="float">
            <text:p>423</text:p>
          </table:table-cell>
          <table:table-cell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4.73" calcext:value-type="float">
            <text:p>4.73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4.91" calcext:value-type="float">
            <text:p>4.91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4.99" calcext:value-type="float">
            <text:p>4.9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5.09" calcext:value-type="float">
            <text:p>5.09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5.11" calcext:value-type="float">
            <text:p>5.1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5.13" calcext:value-type="float">
            <text:p>5.13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5.17" calcext:value-type="float">
            <text:p>5.17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5.47" calcext:value-type="float">
            <text:p>5.4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.49" calcext:value-type="float">
            <text:p>5.4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.51" calcext:value-type="float">
            <text:p>5.5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.53" calcext:value-type="float">
            <text:p>5.5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.59" calcext:value-type="float">
            <text:p>5.59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.63" calcext:value-type="float">
            <text:p>5.6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.69" calcext:value-type="float">
            <text:p>5.6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.73" calcext:value-type="float">
            <text:p>5.7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.77" calcext:value-type="float">
            <text:p>5.7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.79" calcext:value-type="float">
            <text:p>5.7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.89" calcext:value-type="float">
            <text:p>5.8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.99" calcext:value-type="float">
            <text:p>5.9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.09" calcext:value-type="float">
            <text:p>6.0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6.13" calcext:value-type="float">
            <text:p>6.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.23" calcext:value-type="float">
            <text:p>6.2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.31" calcext:value-type="float">
            <text:p>6.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.33" calcext:value-type="float">
            <text:p>6.3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.41" calcext:value-type="float">
            <text:p>6.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.49" calcext:value-type="float">
            <text:p>6.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.59" calcext:value-type="float">
            <text:p>6.5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.63" calcext:value-type="float">
            <text:p>6.6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.83" calcext:value-type="float">
            <text:p>6.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.89" calcext:value-type="float">
            <text:p>6.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.99" calcext:value-type="float">
            <text:p>6.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.03" calcext:value-type="float">
            <text:p>7.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.11" calcext:value-type="float">
            <text:p>7.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.13" calcext:value-type="float">
            <text:p>7.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.51" calcext:value-type="float">
            <text:p>7.5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.57" calcext:value-type="float">
            <text:p>7.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104788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12.8835in" svg:height="7.2465in" svg:x="2.65in" svg:y="0.2795in">
            <draw:object draw:notify-on-update-of-ranges="Sheet2.A2:Sheet2.A10 Sheet2.B1:Sheet2.B1 Sheet2.B2:Sheet2.B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lickEntropyScore</text:p>
          </table:table-cell>
          <table:table-cell office:value-type="string" calcext:value-type="string">
            <text:p>NOfQueries</text:p>
          </table:table-cell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2967841" calcext:value-type="float">
            <text:p>2967841</text:p>
          </table:table-cell>
        </table:table-row>
        <table:table-row table:style-name="ro1">
          <table:table-cell office:value-type="string" calcext:value-type="string">
            <text:p>1-2</text:p>
          </table:table-cell>
          <table:table-cell office:value-type="float" office:value="1298449" calcext:value-type="float">
            <text:p>1298449</text:p>
          </table:table-cell>
        </table:table-row>
        <table:table-row table:style-name="ro1">
          <table:table-cell office:value-type="string" calcext:value-type="string">
            <text:p>2-3</text:p>
          </table:table-cell>
          <table:table-cell office:value-type="float" office:value="433860" calcext:value-type="float">
            <text:p>433860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office:value-type="float" office:value="93121" calcext:value-type="float">
            <text:p>93121</text:p>
          </table:table-cell>
        </table:table-row>
        <table:table-row table:style-name="ro1">
          <table:table-cell office:value-type="string" calcext:value-type="string">
            <text:p>4-5</text:p>
          </table:table-cell>
          <table:table-cell office:value-type="float" office:value="15963" calcext:value-type="float">
            <text:p>15963</text:p>
          </table:table-cell>
        </table:table-row>
        <table:table-row table:style-name="ro1">
          <table:table-cell office:value-type="string" calcext:value-type="string">
            <text:p>5-6</text:p>
          </table:table-cell>
          <table:table-cell office:value-type="float" office:value="2152" calcext:value-type="float">
            <text:p>2152</text:p>
          </table:table-cell>
        </table:table-row>
        <table:table-row table:style-name="ro1">
          <table:table-cell office:value-type="string" calcext:value-type="string">
            <text:p>6-7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7-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4-1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3" table:style-name="ta1">
        <table:shapes>
          <draw:frame draw:z-index="0" draw:style-name="gr1" draw:text-style-name="P1" svg:width="6.2988in" svg:height="3.5429in" svg:x="5.174in" svg:y="1.3232in">
            <draw:object draw:notify-on-update-of-ranges="Sheet3.A1:Sheet3.A1 Sheet3.A2:Sheet3.A7 Sheet3.B1:Sheet3.B1 Sheet3.B2:Sheet3.B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lickEntropyScore</text:p>
          </table:table-cell>
          <table:table-cell office:value-type="string" calcext:value-type="string">
            <text:p>NOfQueries</text:p>
          </table:table-cell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2967841" calcext:value-type="float">
            <text:p>2967841</text:p>
          </table:table-cell>
        </table:table-row>
        <table:table-row table:style-name="ro1">
          <table:table-cell office:value-type="string" calcext:value-type="string">
            <text:p>1-2</text:p>
          </table:table-cell>
          <table:table-cell office:value-type="float" office:value="1298449" calcext:value-type="float">
            <text:p>1298449</text:p>
          </table:table-cell>
        </table:table-row>
        <table:table-row table:style-name="ro1">
          <table:table-cell office:value-type="string" calcext:value-type="string">
            <text:p>2-3</text:p>
          </table:table-cell>
          <table:table-cell office:value-type="float" office:value="433860" calcext:value-type="float">
            <text:p>433860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office:value-type="float" office:value="93121" calcext:value-type="float">
            <text:p>93121</text:p>
          </table:table-cell>
        </table:table-row>
        <table:table-row table:style-name="ro1">
          <table:table-cell office:value-type="string" calcext:value-type="string">
            <text:p>4-5</text:p>
          </table:table-cell>
          <table:table-cell office:value-type="float" office:value="15963" calcext:value-type="float">
            <text:p>15963</text:p>
          </table:table-cell>
        </table:table-row>
        <table:table-row table:style-name="ro1">
          <table:table-cell office:value-type="string" calcext:value-type="string">
            <text:p>&gt;5</text:p>
          </table:table-cell>
          <table:table-cell table:formula="of:=SUM([.B15:.B18])" office:value-type="float" office:value="2416" calcext:value-type="float">
            <text:p/>
          </table:table-cell>
        </table:table-row>
        <table:table-row table:style-name="ro1" table:number-rows-repeated="7">
          <table:table-cell table:number-columns-repeated="2"/>
        </table:table-row>
        <table:table-row table:style-name="ro1">
          <table:table-cell office:value-type="string" calcext:value-type="string">
            <text:p>5-6</text:p>
          </table:table-cell>
          <table:table-cell office:value-type="float" office:value="2152" calcext:value-type="float">
            <text:p>2152</text:p>
          </table:table-cell>
        </table:table-row>
        <table:table-row table:style-name="ro1">
          <table:table-cell office:value-type="string" calcext:value-type="string">
            <text:p>6-7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7-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4-1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amePlotAsALargeScaleEval..." table:style-name="ta1">
        <table:shapes>
          <draw:frame draw:z-index="0" draw:style-name="gr1" draw:text-style-name="P1" svg:width="14.3461in" svg:height="8.0693in" svg:x="8.5071in" svg:y="0.2469in">
            <draw:object draw:notify-on-update-of-ranges="'SamePlotAsALargeScaleEval...'.A2:'SamePlotAsALargeScaleEval...'.A12 'SamePlotAsALargeScaleEval...'.B1:'SamePlotAsALargeScaleEval...'.B1 'SamePlotAsALargeScaleEval...'.B2:'SamePlotAsALargeScaleEval...'.B1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1.8882in" svg:height="8.9079in" svg:x="2.5138in" svg:y="9.8965in">
            <draw:object draw:notify-on-update-of-ranges="'SamePlotAsALargeScaleEval...'.A1:'SamePlotAsALargeScaleEval...'.A1 'SamePlotAsALargeScaleEval...'.A2:'SamePlotAsALargeScaleEval...'.A12 'SamePlotAsALargeScaleEval...'.C1:'SamePlotAsALargeScaleEval...'.C1 'SamePlotAsALargeScaleEval...'.C2:'SamePlotAsALargeScaleEval...'.C1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lickEntropyScore</text:p>
          </table:table-cell>
          <table:table-cell office:value-type="string" calcext:value-type="string">
            <text:p>NOfQueries</text:p>
          </table:table-cell>
          <table:table-cell office:value-type="string" calcext:value-type="string">
            <text:p>Percentage Of Queries</text:p>
          </table:table-cell>
        </table:table-row>
        <table:table-row table:style-name="ro1">
          <table:table-cell office:value-type="string" calcext:value-type="string">
            <text:p>0.0-0.5</text:p>
          </table:table-cell>
          <table:table-cell office:value-type="float" office:value="2715451" calcext:value-type="float">
            <text:p>2715451</text:p>
          </table:table-cell>
          <table:table-cell table:formula="of:=[.B2]/SUM([.B$2:.B$12])" office:value-type="float" office:value="0.564349235709164" calcext:value-type="float">
            <text:p/>
          </table:table-cell>
        </table:table-row>
        <table:table-row table:style-name="ro1">
          <table:table-cell office:value-type="string" calcext:value-type="string">
            <text:p>0.5-1.0</text:p>
          </table:table-cell>
          <table:table-cell office:value-type="float" office:value="968786" calcext:value-type="float">
            <text:p>968786</text:p>
          </table:table-cell>
          <table:table-cell table:formula="of:=[.B3]/SUM([.B$2:.B$12])" office:value-type="float" office:value="0.20134174347677" calcext:value-type="float">
            <text:p/>
          </table:table-cell>
        </table:table-row>
        <table:table-row table:style-name="ro1">
          <table:table-cell office:value-type="string" calcext:value-type="string">
            <text:p>1.0-1.5</text:p>
          </table:table-cell>
          <table:table-cell office:value-type="float" office:value="157321" calcext:value-type="float">
            <text:p>157321</text:p>
          </table:table-cell>
          <table:table-cell table:formula="of:=[.B4]/SUM([.B$2:.B$12])" office:value-type="float" office:value="0.0326958527739964" calcext:value-type="float">
            <text:p/>
          </table:table-cell>
        </table:table-row>
        <table:table-row table:style-name="ro1">
          <table:table-cell office:value-type="string" calcext:value-type="string">
            <text:p>1.5-2.0</text:p>
          </table:table-cell>
          <table:table-cell office:value-type="float" office:value="554527" calcext:value-type="float">
            <text:p>554527</text:p>
          </table:table-cell>
          <table:table-cell table:formula="of:=[.B5]/SUM([.B$2:.B$12])" office:value-type="float" office:value="0.115246744879615" calcext:value-type="float">
            <text:p/>
          </table:table-cell>
        </table:table-row>
        <table:table-row table:style-name="ro1">
          <table:table-cell office:value-type="string" calcext:value-type="string">
            <text:p>2.0-2.5</text:p>
          </table:table-cell>
          <table:table-cell office:value-type="float" office:value="166082" calcext:value-type="float">
            <text:p>166082</text:p>
          </table:table-cell>
          <table:table-cell table:formula="of:=[.B6]/SUM([.B$2:.B$12])" office:value-type="float" office:value="0.0345166419003876" calcext:value-type="float">
            <text:p/>
          </table:table-cell>
        </table:table-row>
        <table:table-row table:style-name="ro1">
          <table:table-cell office:value-type="string" calcext:value-type="string">
            <text:p>2.5-3.0</text:p>
          </table:table-cell>
          <table:table-cell office:value-type="float" office:value="147683" calcext:value-type="float">
            <text:p>147683</text:p>
          </table:table-cell>
          <table:table-cell table:formula="of:=[.B7]/SUM([.B$2:.B$12])" office:value-type="float" office:value="0.0306927976889425" calcext:value-type="float">
            <text:p/>
          </table:table-cell>
        </table:table-row>
        <table:table-row table:style-name="ro1">
          <table:table-cell office:value-type="string" calcext:value-type="string">
            <text:p>3.0-3.5</text:p>
          </table:table-cell>
          <table:table-cell office:value-type="float" office:value="56364" calcext:value-type="float">
            <text:p>56364</text:p>
          </table:table-cell>
          <table:table-cell table:formula="of:=[.B8]/SUM([.B$2:.B$12])" office:value-type="float" office:value="0.011714068978417" calcext:value-type="float">
            <text:p/>
          </table:table-cell>
        </table:table-row>
        <table:table-row table:style-name="ro1">
          <table:table-cell office:value-type="string" calcext:value-type="string">
            <text:p>3.5-4.0</text:p>
          </table:table-cell>
          <table:table-cell office:value-type="float" office:value="27475" calcext:value-type="float">
            <text:p>27475</text:p>
          </table:table-cell>
          <table:table-cell table:formula="of:=[.B9]/SUM([.B$2:.B$12])" office:value-type="float" office:value="0.00571009944613594" calcext:value-type="float">
            <text:p/>
          </table:table-cell>
        </table:table-row>
        <table:table-row table:style-name="ro1">
          <table:table-cell office:value-type="string" calcext:value-type="string">
            <text:p>4.0-4.5</text:p>
          </table:table-cell>
          <table:table-cell office:value-type="float" office:value="11235" calcext:value-type="float">
            <text:p>11235</text:p>
          </table:table-cell>
          <table:table-cell table:formula="of:=[.B10]/SUM([.B$2:.B$12])" office:value-type="float" office:value="0.00233495786268744" calcext:value-type="float">
            <text:p/>
          </table:table-cell>
        </table:table-row>
        <table:table-row table:style-name="ro1">
          <table:table-cell office:value-type="string" calcext:value-type="string">
            <text:p>4.5-5.0</text:p>
          </table:table-cell>
          <table:table-cell office:value-type="float" office:value="4315" calcext:value-type="float">
            <text:p>4315</text:p>
          </table:table-cell>
          <table:table-cell table:formula="of:=[.B11]/SUM([.B$2:.B$12])" office:value-type="float" office:value="0.000896781769247555" calcext:value-type="float">
            <text:p/>
          </table:table-cell>
        </table:table-row>
        <table:table-row table:style-name="ro1">
          <table:table-cell office:value-type="string" calcext:value-type="string">
            <text:p>&gt;5</text:p>
          </table:table-cell>
          <table:table-cell table:formula="of:=SUM([.B23:.B29])" office:value-type="float" office:value="2411" calcext:value-type="float">
            <text:p/>
          </table:table-cell>
          <table:table-cell table:formula="of:=[.B12]/SUM([.B$2:.B$12])" office:value-type="float" office:value="0.000501075514636351" calcext:value-type="float">
            <text:p/>
          </table:table-cell>
        </table:table-row>
        <table:table-row table:style-name="ro1" table:number-rows-repeated="10">
          <table:table-cell table:number-columns-repeated="3"/>
        </table:table-row>
        <table:table-row table:style-name="ro1">
          <table:table-cell office:value-type="string" calcext:value-type="string">
            <text:p>5.0-5.5</text:p>
          </table:table-cell>
          <table:table-cell office:value-type="float" office:value="1624" calcext:value-type="float">
            <text:p>1624</text:p>
          </table:table-cell>
          <table:table-cell/>
        </table:table-row>
        <table:table-row table:style-name="ro1">
          <table:table-cell office:value-type="string" calcext:value-type="string">
            <text:p>5.5-6.0</text:p>
          </table:table-cell>
          <table:table-cell office:value-type="float" office:value="523" calcext:value-type="float">
            <text:p>523</text:p>
          </table:table-cell>
          <table:table-cell/>
        </table:table-row>
        <table:table-row table:style-name="ro1">
          <table:table-cell office:value-type="string" calcext:value-type="string">
            <text:p>6.0-6.5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string" calcext:value-type="string">
            <text:p>6.5-7.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7.0-7.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7.5-8.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4.5-15.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07T22:41:32.905554250</dc:date>
    <meta:generator>LibreOffice/4.2.3.3$Linux_X86_64 LibreOffice_project/420$Build-3</meta:generator>
    <meta:editing-duration>PT6H54M22S</meta:editing-duration>
    <meta:editing-cycles>8</meta:editing-cycles>
    <meta:print-date>2014-08-07T16:56:11.483705446</meta:print-date>
    <meta:document-statistic meta:table-count="4" meta:cell-count="148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3" style:family="chart" style:data-style-name="N2">
      <style:chart-properties chart:display-label="true" chart:logarithmic="false" chart:maximum="8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8pt" style:font-size-asian="9pt" style:font-size-complex="9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01cm" svg:height="20.255cm" xlink:href=".." xlink:type="simple" chart:class="chart:scatter" chart:style-name="ch1">
        <chart:plot-area chart:style-name="ch2" table:cell-range-address="Sheet1.A1:Sheet1.B695" chart:data-source-has-labels="row" svg:x="2.267cm" svg:y="1.755cm" svg:width="32.303cm" svg:height="16.578cm">
          <chartooo:coordinate-region svg:x="4.423cm" svg:y="1.982cm" svg:width="29.735cm" svg:height="15.651cm"/>
          <chart:axis chart:dimension="x" chart:name="primary-x" chart:style-name="ch3">
            <chart:title svg:x="14.017cm" svg:y="18.738cm" chart:style-name="ch4">
              <text:p>Click Entropy (floored 2 digits)</text:p>
            </chart:title>
          </chart:axis>
          <chart:axis chart:dimension="y" chart:name="primary-y" chart:style-name="ch5">
            <chart:title svg:x="0.451cm" svg:y="12.857cm" chart:style-name="ch6">
              <text:p>Number of Queries</text:p>
            </chart:title>
            <chart:grid chart:style-name="ch7" chart:class="major"/>
          </chart:axis>
          <chart:series chart:style-name="ch8" chart:values-cell-range-address="Sheet1.B2:Sheet1.B695" chart:label-cell-address="Sheet1.B1:Sheet1.B1" chart:class="chart:scatter">
            <chart:domain table:cell-range-address="Sheet1.A2:Sheet1.A695"/>
            <chart:data-point chart:repeated="69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fQuerie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695</svg:desc>
                </draw:g>
              </table:table-cell>
              <table:table-cell office:value-type="float" office:value="2702193">
                <text:p>2702193</text:p>
                <draw:g>
                  <svg:desc>Sheet1.B2:Sheet1.B6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4198">
                <text:p>41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6767">
                <text:p>67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13338">
                <text:p>133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">
                <text:p>0.81</text:p>
              </table:table-cell>
              <table:table-cell office:value-type="float" office:value="35254">
                <text:p>352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">
                <text:p>0.8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">
                <text:p>0.8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">
                <text:p>0.91</text:p>
              </table:table-cell>
              <table:table-cell office:value-type="float" office:value="161852">
                <text:p>1618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">
                <text:p>0.9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">
                <text:p>0.94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">
                <text:p>0.95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">
                <text:p>0.9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7394">
                <text:p>73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">
                <text:p>0.99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716488">
                <text:p>7164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1">
                <text:p>1.0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2">
                <text:p>1.02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3">
                <text:p>1.0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4">
                <text:p>1.04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5">
                <text:p>1.0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6">
                <text:p>1.06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7">
                <text:p>1.0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8">
                <text:p>1.08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9">
                <text:p>1.0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">
                <text:p>1.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1">
                <text:p>1.1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2">
                <text:p>1.1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3">
                <text:p>1.1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4">
                <text:p>1.14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5">
                <text:p>1.15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6">
                <text:p>1.1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7">
                <text:p>1.1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8">
                <text:p>1.18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9">
                <text:p>1.19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">
                <text:p>1.2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1">
                <text:p>1.2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2">
                <text:p>1.22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3">
                <text:p>1.23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4">
                <text:p>1.24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5">
                <text:p>1.25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6">
                <text:p>1.2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7">
                <text:p>1.27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8">
                <text:p>1.2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9">
                <text:p>1.29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">
                <text:p>1.3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1">
                <text:p>1.3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2">
                <text:p>1.32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3">
                <text:p>1.3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4">
                <text:p>1.34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5">
                <text:p>1.35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6">
                <text:p>1.36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7">
                <text:p>1.37</text:p>
              </table:table-cell>
              <table:table-cell office:value-type="float" office:value="20941">
                <text:p>209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8">
                <text:p>1.38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9">
                <text:p>1.39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">
                <text:p>1.4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1">
                <text:p>1.41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2">
                <text:p>1.42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3">
                <text:p>1.43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4">
                <text:p>1.44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5">
                <text:p>1.45</text:p>
              </table:table-cell>
              <table:table-cell office:value-type="float" office:value="7837">
                <text:p>783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6">
                <text:p>1.4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7">
                <text:p>1.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8">
                <text:p>1.48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9">
                <text:p>1.49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">
                <text:p>1.5</text:p>
              </table:table-cell>
              <table:table-cell office:value-type="float" office:value="94962">
                <text:p>949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1">
                <text:p>1.5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2">
                <text:p>1.52</text:p>
              </table:table-cell>
              <table:table-cell office:value-type="float" office:value="16314">
                <text:p>163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3">
                <text:p>1.5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4">
                <text:p>1.54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5">
                <text:p>1.55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6">
                <text:p>1.56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7">
                <text:p>1.57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8">
                <text:p>1.58</text:p>
              </table:table-cell>
              <table:table-cell office:value-type="float" office:value="285776">
                <text:p>2857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9">
                <text:p>1.5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">
                <text:p>1.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1">
                <text:p>1.61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2">
                <text:p>1.62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3">
                <text:p>1.6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4">
                <text:p>1.6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5">
                <text:p>1.65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6">
                <text:p>1.66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7">
                <text:p>1.67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8">
                <text:p>1.68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9">
                <text:p>1.6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7">
                <text:p>1.7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1">
                <text:p>1.7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2">
                <text:p>1.72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3">
                <text:p>1.73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4">
                <text:p>1.7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5">
                <text:p>1.75</text:p>
              </table:table-cell>
              <table:table-cell office:value-type="float" office:value="3205">
                <text:p>32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6">
                <text:p>1.7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7">
                <text:p>1.77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8">
                <text:p>1.78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9">
                <text:p>1.79</text:p>
              </table:table-cell>
              <table:table-cell office:value-type="float" office:value="10088">
                <text:p>1008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8">
                <text:p>1.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1">
                <text:p>1.81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2">
                <text:p>1.82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3">
                <text:p>1.83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4">
                <text:p>1.84</text:p>
              </table:table-cell>
              <table:table-cell office:value-type="float" office:value="6880">
                <text:p>688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5">
                <text:p>1.85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6">
                <text:p>1.86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7">
                <text:p>1.87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8">
                <text:p>1.8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9">
                <text:p>1.89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9">
                <text:p>1.9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1">
                <text:p>1.91</text:p>
              </table:table-cell>
              <table:table-cell office:value-type="float" office:value="14209">
                <text:p>142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2">
                <text:p>1.92</text:p>
              </table:table-cell>
              <table:table-cell office:value-type="float" office:value="56181">
                <text:p>561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3">
                <text:p>1.9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4">
                <text:p>1.9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5">
                <text:p>1.95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6">
                <text:p>1.96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7">
                <text:p>1.97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8">
                <text:p>1.98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9">
                <text:p>1.9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  <table:table-cell office:value-type="float" office:value="130122">
                <text:p>13012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01">
                <text:p>2.01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2">
                <text:p>2.02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3">
                <text:p>2.03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4">
                <text:p>2.04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5">
                <text:p>2.05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6">
                <text:p>2.06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7">
                <text:p>2.0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8">
                <text:p>2.08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9">
                <text:p>2.0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1">
                <text:p>2.1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1">
                <text:p>2.11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2">
                <text:p>2.12</text:p>
              </table:table-cell>
              <table:table-cell office:value-type="float" office:value="6556">
                <text:p>65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3">
                <text:p>2.13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4">
                <text:p>2.14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5">
                <text:p>2.15</text:p>
              </table:table-cell>
              <table:table-cell office:value-type="float" office:value="4819">
                <text:p>48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6">
                <text:p>2.16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7">
                <text:p>2.17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8">
                <text:p>2.18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9">
                <text:p>2.19</text:p>
              </table:table-cell>
              <table:table-cell office:value-type="float" office:value="2369">
                <text:p>23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2">
                <text:p>2.2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1">
                <text:p>2.21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2">
                <text:p>2.22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3">
                <text:p>2.23</text:p>
              </table:table-cell>
              <table:table-cell office:value-type="float" office:value="11341">
                <text:p>113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4">
                <text:p>2.24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5">
                <text:p>2.25</text:p>
              </table:table-cell>
              <table:table-cell office:value-type="float" office:value="36047">
                <text:p>3604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6">
                <text:p>2.26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7">
                <text:p>2.27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8">
                <text:p>2.28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9">
                <text:p>2.29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3">
                <text:p>2.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1">
                <text:p>2.31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2">
                <text:p>2.32</text:p>
              </table:table-cell>
              <table:table-cell office:value-type="float" office:value="62345">
                <text:p>623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3">
                <text:p>2.33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4">
                <text:p>2.3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5">
                <text:p>2.35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6">
                <text:p>2.36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7">
                <text:p>2.37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8">
                <text:p>2.3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9">
                <text:p>2.39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4">
                <text:p>2.4</text:p>
              </table:table-cell>
              <table:table-cell office:value-type="float" office:value="3473">
                <text:p>347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1">
                <text:p>2.41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2">
                <text:p>2.42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3">
                <text:p>2.4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4">
                <text:p>2.44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5">
                <text:p>2.45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6">
                <text:p>2.46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7">
                <text:p>2.47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8">
                <text:p>2.48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9">
                <text:p>2.49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5">
                <text:p>2.5</text:p>
              </table:table-cell>
              <table:table-cell office:value-type="float" office:value="10404">
                <text:p>104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1">
                <text:p>2.5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2">
                <text:p>2.52</text:p>
              </table:table-cell>
              <table:table-cell office:value-type="float" office:value="21259">
                <text:p>2125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3">
                <text:p>2.53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4">
                <text:p>2.54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5">
                <text:p>2.55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6">
                <text:p>2.5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7">
                <text:p>2.57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8">
                <text:p>2.58</text:p>
              </table:table-cell>
              <table:table-cell office:value-type="float" office:value="31749">
                <text:p>3174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9">
                <text:p>2.59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6">
                <text:p>2.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1">
                <text:p>2.61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2">
                <text:p>2.62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3">
                <text:p>2.6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4">
                <text:p>2.64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5">
                <text:p>2.65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6">
                <text:p>2.66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7">
                <text:p>2.6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8">
                <text:p>2.68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9">
                <text:p>2.69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7">
                <text:p>2.7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1">
                <text:p>2.7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2">
                <text:p>2.72</text:p>
              </table:table-cell>
              <table:table-cell office:value-type="float" office:value="7572">
                <text:p>75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3">
                <text:p>2.73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4">
                <text:p>2.74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5">
                <text:p>2.75</text:p>
              </table:table-cell>
              <table:table-cell office:value-type="float" office:value="13022">
                <text:p>1302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6">
                <text:p>2.7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7">
                <text:p>2.77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8">
                <text:p>2.78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9">
                <text:p>2.79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8">
                <text:p>2.8</text:p>
              </table:table-cell>
              <table:table-cell office:value-type="float" office:value="17288">
                <text:p>1728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1">
                <text:p>2.81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2">
                <text:p>2.82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3">
                <text:p>2.8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4">
                <text:p>2.84</text:p>
              </table:table-cell>
              <table:table-cell office:value-type="float" office:value="2817">
                <text:p>28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5">
                <text:p>2.85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6">
                <text:p>2.86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7">
                <text:p>2.87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8">
                <text:p>2.88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9">
                <text:p>2.8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9">
                <text:p>2.9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1">
                <text:p>2.91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2">
                <text:p>2.92</text:p>
              </table:table-cell>
              <table:table-cell office:value-type="float" office:value="4159">
                <text:p>415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3">
                <text:p>2.93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4">
                <text:p>2.94</text:p>
              </table:table-cell>
              <table:table-cell office:value-type="float" office:value="7959">
                <text:p>795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5">
                <text:p>2.95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6">
                <text:p>2.9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7">
                <text:p>2.97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8">
                <text:p>2.98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9">
                <text:p>2.9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">
                <text:p>3</text:p>
              </table:table-cell>
              <table:table-cell office:value-type="float" office:value="10289">
                <text:p>1028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01">
                <text:p>3.0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2">
                <text:p>3.02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3">
                <text:p>3.03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4">
                <text:p>3.0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5">
                <text:p>3.05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6">
                <text:p>3.06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7">
                <text:p>3.07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8">
                <text:p>3.08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9">
                <text:p>3.09</text:p>
              </table:table-cell>
              <table:table-cell office:value-type="float" office:value="3096">
                <text:p>309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1">
                <text:p>3.1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1">
                <text:p>3.11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2">
                <text:p>3.12</text:p>
              </table:table-cell>
              <table:table-cell office:value-type="float" office:value="5492">
                <text:p>54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3">
                <text:p>3.13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4">
                <text:p>3.14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5">
                <text:p>3.15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6">
                <text:p>3.16</text:p>
              </table:table-cell>
              <table:table-cell office:value-type="float" office:value="6261">
                <text:p>626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7">
                <text:p>3.17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8">
                <text:p>3.18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9">
                <text:p>3.19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2">
                <text:p>3.2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1">
                <text:p>3.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2">
                <text:p>3.2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3">
                <text:p>3.23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4">
                <text:p>3.24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5">
                <text:p>3.25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6">
                <text:p>3.2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7">
                <text:p>3.27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8">
                <text:p>3.28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9">
                <text:p>3.29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3">
                <text:p>3.3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1">
                <text:p>3.3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2">
                <text:p>3.32</text:p>
              </table:table-cell>
              <table:table-cell office:value-type="float" office:value="5009">
                <text:p>500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3">
                <text:p>3.33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4">
                <text:p>3.3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5">
                <text:p>3.35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6">
                <text:p>3.3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7">
                <text:p>3.37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8">
                <text:p>3.38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9">
                <text:p>3.39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4">
                <text:p>3.4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1">
                <text:p>3.4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2">
                <text:p>3.42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3">
                <text:p>3.4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4">
                <text:p>3.4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5">
                <text:p>3.45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6">
                <text:p>3.46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7">
                <text:p>3.4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8">
                <text:p>3.48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9">
                <text:p>3.49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5">
                <text:p>3.5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1">
                <text:p>3.5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2">
                <text:p>3.52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3">
                <text:p>3.53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4">
                <text:p>3.54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5">
                <text:p>3.5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6">
                <text:p>3.5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7">
                <text:p>3.57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8">
                <text:p>3.58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9">
                <text:p>3.5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6">
                <text:p>3.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1">
                <text:p>3.61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2">
                <text:p>3.62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3">
                <text:p>3.6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4">
                <text:p>3.64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5">
                <text:p>3.6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6">
                <text:p>3.66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7">
                <text:p>3.6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8">
                <text:p>3.68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9">
                <text:p>3.6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7">
                <text:p>3.7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1">
                <text:p>3.7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2">
                <text:p>3.72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3">
                <text:p>3.73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4">
                <text:p>3.7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5">
                <text:p>3.75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6">
                <text:p>3.7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7">
                <text:p>3.77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8">
                <text:p>3.78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9">
                <text:p>3.7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8">
                <text:p>3.8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1">
                <text:p>3.8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2">
                <text:p>3.82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3">
                <text:p>3.8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4">
                <text:p>3.84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5">
                <text:p>3.85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6">
                <text:p>3.8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7">
                <text:p>3.87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8">
                <text:p>3.88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9">
                <text:p>3.89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9">
                <text:p>3.9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1">
                <text:p>3.91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2">
                <text:p>3.92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3">
                <text:p>3.93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4">
                <text:p>3.9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5">
                <text:p>3.9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6">
                <text:p>3.96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7">
                <text:p>3.97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8">
                <text:p>3.9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9">
                <text:p>3.9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">
                <text:p>4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.01">
                <text:p>4.0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2">
                <text:p>4.0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3">
                <text:p>4.03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4">
                <text:p>4.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5">
                <text:p>4.05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6">
                <text:p>4.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7">
                <text:p>4.0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8">
                <text:p>4.08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9">
                <text:p>4.0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1">
                <text:p>4.1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1">
                <text:p>4.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2">
                <text:p>4.12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3">
                <text:p>4.13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4">
                <text:p>4.14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5">
                <text:p>4.1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6">
                <text:p>4.16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7">
                <text:p>4.1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8">
                <text:p>4.18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9">
                <text:p>4.1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2">
                <text:p>4.2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1">
                <text:p>4.2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2">
                <text:p>4.22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3">
                <text:p>4.2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4">
                <text:p>4.24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5">
                <text:p>4.2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6">
                <text:p>4.26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7">
                <text:p>4.27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8">
                <text:p>4.2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29">
                <text:p>4.29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3">
                <text:p>4.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31">
                <text:p>4.3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2">
                <text:p>4.3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33">
                <text:p>4.3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34">
                <text:p>4.3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5">
                <text:p>4.3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36">
                <text:p>4.3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7">
                <text:p>4.3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8">
                <text:p>4.3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9">
                <text:p>4.3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4">
                <text:p>4.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1">
                <text:p>4.4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2">
                <text:p>4.4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43">
                <text:p>4.4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4">
                <text:p>4.4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5">
                <text:p>4.4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6">
                <text:p>4.4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47">
                <text:p>4.4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8">
                <text:p>4.4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49">
                <text:p>4.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5">
                <text:p>4.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51">
                <text:p>4.5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2">
                <text:p>4.5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3">
                <text:p>4.5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4">
                <text:p>4.5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5">
                <text:p>4.5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6">
                <text:p>4.5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7">
                <text:p>4.5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8">
                <text:p>4.5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9">
                <text:p>4.5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6">
                <text:p>4.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61">
                <text:p>4.6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2">
                <text:p>4.6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63">
                <text:p>4.6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4">
                <text:p>4.6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5">
                <text:p>4.6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66">
                <text:p>4.6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7">
                <text:p>4.6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8">
                <text:p>4.6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69">
                <text:p>4.6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7">
                <text:p>4.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71">
                <text:p>4.7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2">
                <text:p>4.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3">
                <text:p>4.7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4">
                <text:p>4.7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5">
                <text:p>4.7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6">
                <text:p>4.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7">
                <text:p>4.7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8">
                <text:p>4.7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79">
                <text:p>4.7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8">
                <text:p>4.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1">
                <text:p>4.8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2">
                <text:p>4.8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3">
                <text:p>4.8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84">
                <text:p>4.8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5">
                <text:p>4.8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6">
                <text:p>4.8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87">
                <text:p>4.8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88">
                <text:p>4.8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89">
                <text:p>4.8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9">
                <text:p>4.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91">
                <text:p>4.9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2">
                <text:p>4.9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3">
                <text:p>4.9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94">
                <text:p>4.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5">
                <text:p>4.9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96">
                <text:p>4.9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7">
                <text:p>4.9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8">
                <text:p>4.9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99">
                <text:p>4.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">
                <text:p>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.01">
                <text:p>5.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02">
                <text:p>5.0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03">
                <text:p>5.0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04">
                <text:p>5.0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05">
                <text:p>5.0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06">
                <text:p>5.0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07">
                <text:p>5.0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08">
                <text:p>5.0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09">
                <text:p>5.0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1">
                <text:p>5.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11">
                <text:p>5.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12">
                <text:p>5.1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13">
                <text:p>5.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14">
                <text:p>5.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15">
                <text:p>5.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16">
                <text:p>5.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17">
                <text:p>5.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18">
                <text:p>5.1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19">
                <text:p>5.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2">
                <text:p>5.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21">
                <text:p>5.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22">
                <text:p>5.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23">
                <text:p>5.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24">
                <text:p>5.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25">
                <text:p>5.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26">
                <text:p>5.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27">
                <text:p>5.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28">
                <text:p>5.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29">
                <text:p>5.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3">
                <text:p>5.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31">
                <text:p>5.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32">
                <text:p>5.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33">
                <text:p>5.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34">
                <text:p>5.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35">
                <text:p>5.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36">
                <text:p>5.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37">
                <text:p>5.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38">
                <text:p>5.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39">
                <text:p>5.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4">
                <text:p>5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41">
                <text:p>5.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42">
                <text:p>5.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43">
                <text:p>5.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44">
                <text:p>5.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45">
                <text:p>5.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46">
                <text:p>5.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47">
                <text:p>5.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48">
                <text:p>5.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49">
                <text:p>5.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5">
                <text:p>5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51">
                <text:p>5.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52">
                <text:p>5.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53">
                <text:p>5.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54">
                <text:p>5.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55">
                <text:p>5.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56">
                <text:p>5.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57">
                <text:p>5.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58">
                <text:p>5.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59">
                <text:p>5.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6">
                <text:p>5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61">
                <text:p>5.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62">
                <text:p>5.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63">
                <text:p>5.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64">
                <text:p>5.6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65">
                <text:p>5.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66">
                <text:p>5.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67">
                <text:p>5.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68">
                <text:p>5.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69">
                <text:p>5.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7">
                <text:p>5.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71">
                <text:p>5.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72">
                <text:p>5.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73">
                <text:p>5.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74">
                <text:p>5.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75">
                <text:p>5.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76">
                <text:p>5.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77">
                <text:p>5.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78">
                <text:p>5.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79">
                <text:p>5.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8">
                <text:p>5.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81">
                <text:p>5.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82">
                <text:p>5.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83">
                <text:p>5.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84">
                <text:p>5.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85">
                <text:p>5.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86">
                <text:p>5.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87">
                <text:p>5.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88">
                <text:p>5.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89">
                <text:p>5.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9">
                <text:p>5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91">
                <text:p>5.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92">
                <text:p>5.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93">
                <text:p>5.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.94">
                <text:p>5.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.95">
                <text:p>5.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.96">
                <text:p>5.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97">
                <text:p>5.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98">
                <text:p>5.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99">
                <text:p>5.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.01">
                <text:p>6.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02">
                <text:p>6.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03">
                <text:p>6.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04">
                <text:p>6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05">
                <text:p>6.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06">
                <text:p>6.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07">
                <text:p>6.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08">
                <text:p>6.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09">
                <text:p>6.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1">
                <text:p>6.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11">
                <text:p>6.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12">
                <text:p>6.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13">
                <text:p>6.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14">
                <text:p>6.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15">
                <text:p>6.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16">
                <text:p>6.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17">
                <text:p>6.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18">
                <text:p>6.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19">
                <text:p>6.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2">
                <text:p>6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21">
                <text:p>6.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22">
                <text:p>6.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23">
                <text:p>6.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24">
                <text:p>6.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25">
                <text:p>6.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26">
                <text:p>6.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27">
                <text:p>6.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28">
                <text:p>6.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29">
                <text:p>6.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3">
                <text:p>6.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31">
                <text:p>6.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32">
                <text:p>6.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33">
                <text:p>6.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34">
                <text:p>6.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35">
                <text:p>6.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36">
                <text:p>6.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37">
                <text:p>6.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38">
                <text:p>6.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39">
                <text:p>6.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4">
                <text:p>6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41">
                <text:p>6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42">
                <text:p>6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45">
                <text:p>6.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46">
                <text:p>6.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47">
                <text:p>6.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48">
                <text:p>6.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49">
                <text:p>6.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51">
                <text:p>6.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52">
                <text:p>6.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53">
                <text:p>6.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55">
                <text:p>6.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56">
                <text:p>6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57">
                <text:p>6.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58">
                <text:p>6.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59">
                <text:p>6.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6">
                <text:p>6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62">
                <text:p>6.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63">
                <text:p>6.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65">
                <text:p>6.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66">
                <text:p>6.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68">
                <text:p>6.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69">
                <text:p>6.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7">
                <text:p>6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72">
                <text:p>6.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73">
                <text:p>6.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74">
                <text:p>6.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75">
                <text:p>6.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77">
                <text:p>6.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8">
                <text:p>6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81">
                <text:p>6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82">
                <text:p>6.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83">
                <text:p>6.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86">
                <text:p>6.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88">
                <text:p>6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89">
                <text:p>6.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92">
                <text:p>6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94">
                <text:p>6.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99">
                <text:p>6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.02">
                <text:p>7.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.03">
                <text:p>7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.05">
                <text:p>7.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.06">
                <text:p>7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.08">
                <text:p>7.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.11">
                <text:p>7.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.13">
                <text:p>7.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.15">
                <text:p>7.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.26">
                <text:p>7.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.35">
                <text:p>7.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.47">
                <text:p>7.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.51">
                <text:p>7.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.57">
                <text:p>7.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.68">
                <text:p>7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3pt" style:font-size-asian="10pt" style:font-size-complex="10pt"/>
    </style:style>
    <style:style style:name="ch4" style:family="chart">
      <style:chart-properties chart:auto-position="true" style:rotation-angle="0"/>
      <style:text-properties fo:font-size="18pt" style:font-size-asian="9pt" style:font-size-complex="9pt"/>
    </style:style>
    <style:style style:name="ch5" style:family="chart" style:data-style-name="N0">
      <style:chart-properties chart:display-label="true" chart:logarithmic="true" chart:maximum="3000000" chart:reverse-direction="false" text:line-break="false" chart:axis-position="0"/>
      <style:graphic-properties svg:stroke-color="#b3b3b3"/>
      <style:text-properties fo:font-size="13pt" style:font-size-asian="10pt" style:font-size-complex="10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725cm" svg:height="18.407cm" xlink:href=".." xlink:type="simple" chart:class="chart:bar" chart:style-name="ch1">
        <chart:plot-area chart:style-name="ch2" table:cell-range-address="Sheet2.A1:Sheet2.B10" chart:data-source-has-labels="both" svg:x="2.201cm" svg:y="1.607cm" svg:width="29.216cm" svg:height="14.915cm">
          <chartooo:coordinate-region svg:x="4.119cm" svg:y="1.86cm" svg:width="27.298cm" svg:height="13.909cm"/>
          <chart:axis chart:dimension="x" chart:name="primary-x" chart:style-name="ch3" chartooo:axis-type="auto">
            <chartooo:date-scale/>
            <chart:title svg:x="14.803cm" svg:y="16.89cm" chart:style-name="ch4">
              <text:p>Click Entropy</text:p>
            </chart:title>
            <chart:categories table:cell-range-address="Sheet2.A2:Sheet2.A10"/>
          </chart:axis>
          <chart:axis chart:dimension="y" chart:name="primary-y" chart:style-name="ch5">
            <chart:title svg:x="0.451cm" svg:y="13.531cm" chart:style-name="ch6">
              <text:p>Number Of Queries (log scale)</text:p>
            </chart:title>
            <chart:grid chart:style-name="ch7" chart:class="major"/>
          </chart:axis>
          <chart:series chart:style-name="ch8" chart:values-cell-range-address="Sheet2.B2:Sheet2.B10" chart:label-cell-address="Sheet2.B1:Sheet2.B1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fQueries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1</text:p>
                <draw:g>
                  <svg:desc>Sheet2.A2:Sheet2.A10</svg:desc>
                </draw:g>
              </table:table-cell>
              <table:table-cell office:value-type="float" office:value="2967841">
                <text:p>2967841</text:p>
                <draw:g>
                  <svg:desc>Sheet2.B2:Sheet2.B10</svg:desc>
                </draw:g>
              </table:table-cell>
            </table:table-row>
            <table:table-row>
              <table:table-cell office:value-type="string">
                <text:p>1-2</text:p>
              </table:table-cell>
              <table:table-cell office:value-type="float" office:value="1298449">
                <text:p>1298449</text:p>
              </table:table-cell>
            </table:table-row>
            <table:table-row>
              <table:table-cell office:value-type="string">
                <text:p>2-3</text:p>
              </table:table-cell>
              <table:table-cell office:value-type="float" office:value="433860">
                <text:p>433860</text:p>
              </table:table-cell>
            </table:table-row>
            <table:table-row>
              <table:table-cell office:value-type="string">
                <text:p>3-4</text:p>
              </table:table-cell>
              <table:table-cell office:value-type="float" office:value="93121">
                <text:p>93121</text:p>
              </table:table-cell>
            </table:table-row>
            <table:table-row>
              <table:table-cell office:value-type="string">
                <text:p>4-5</text:p>
              </table:table-cell>
              <table:table-cell office:value-type="float" office:value="15963">
                <text:p>15963</text:p>
              </table:table-cell>
            </table:table-row>
            <table:table-row>
              <table:table-cell office:value-type="string">
                <text:p>5-6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string">
                <text:p>6-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7-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-1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3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3.A1:Sheet3.B7" chart:data-source-has-labels="both" svg:x="0.77cm" svg:y="0.855cm" svg:width="14.59cm" svg:height="7.545cm">
          <chartooo:coordinate-region svg:x="2.317cm" svg:y="1.054cm" svg:width="13.043cm" svg:height="6.699cm"/>
          <chart:axis chart:dimension="x" chart:name="primary-x" chart:style-name="ch3" chartooo:axis-type="auto">
            <chartooo:date-scale/>
            <chart:categories table:cell-range-address="Sheet3.A2:Sheet3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3.B2:Sheet3.B7" chart:label-cell-address="Sheet3.B1:Sheet3.B1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fQueries</text:p>
                <draw:g>
                  <svg:desc>Sheet3.B1:Sheet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1</text:p>
                <draw:g>
                  <svg:desc>Sheet3.A2:Sheet3.A7</svg:desc>
                </draw:g>
              </table:table-cell>
              <table:table-cell office:value-type="float" office:value="2967841">
                <text:p>2967841</text:p>
                <draw:g>
                  <svg:desc>Sheet3.B2:Sheet3.B7</svg:desc>
                </draw:g>
              </table:table-cell>
            </table:table-row>
            <table:table-row>
              <table:table-cell office:value-type="string">
                <text:p>1-2</text:p>
              </table:table-cell>
              <table:table-cell office:value-type="float" office:value="1298449">
                <text:p>1298449</text:p>
              </table:table-cell>
            </table:table-row>
            <table:table-row>
              <table:table-cell office:value-type="string">
                <text:p>2-3</text:p>
              </table:table-cell>
              <table:table-cell office:value-type="float" office:value="433860">
                <text:p>433860</text:p>
              </table:table-cell>
            </table:table-row>
            <table:table-row>
              <table:table-cell office:value-type="string">
                <text:p>3-4</text:p>
              </table:table-cell>
              <table:table-cell office:value-type="float" office:value="93121">
                <text:p>93121</text:p>
              </table:table-cell>
            </table:table-row>
            <table:table-row>
              <table:table-cell office:value-type="string">
                <text:p>4-5</text:p>
              </table:table-cell>
              <table:table-cell office:value-type="float" office:value="15963">
                <text:p>15963</text:p>
              </table:table-cell>
            </table:table-row>
            <table:table-row>
              <table:table-cell office:value-type="string">
                <text:p>&gt;5</text:p>
              </table:table-cell>
              <table:table-cell office:value-type="float" office:value="2416">
                <text:p>24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text-properties fo:font-size="20pt" style:font-size-asian="9pt" style:font-size-complex="9pt"/>
    </style:style>
    <style:style style:name="ch5" style:family="chart" style:data-style-name="N0">
      <style:chart-properties chart:display-label="true" chart:logarithmic="false" chart:origin="0" chart:gap-width="0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-dash="Ultrafine_20_Dashed" svg:stroke-width="0.051cm" svg:stroke-color="#004586" draw:fill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6.44cm" svg:height="20.497cm" xlink:href=".." xlink:type="simple" chart:class="chart:bar" chart:style-name="ch1">
        <chart:plot-area chart:style-name="ch2" table:cell-range-address="'SamePlotAsALargeScaleEval...'.A1:'SamePlotAsALargeScaleEval...'.B12" chart:data-source-has-labels="both" svg:x="2.397cm" svg:y="1.771cm" svg:width="32.587cm" svg:height="16.678cm">
          <chartooo:coordinate-region svg:x="4.685cm" svg:y="2.051cm" svg:width="30.299cm" svg:height="15.592cm"/>
          <chart:axis chart:dimension="x" chart:name="primary-x" chart:style-name="ch3" chartooo:axis-type="auto">
            <chartooo:date-scale/>
            <chart:title svg:x="16.42cm" svg:y="18.858cm" chart:style-name="ch4">
              <text:p>Click Entropy</text:p>
            </chart:title>
            <chart:categories table:cell-range-address="'SamePlotAsALargeScaleEval...'.A2:'SamePlotAsALargeScaleEval...'.A12"/>
          </chart:axis>
          <chart:axis chart:dimension="y" chart:name="primary-y" chart:style-name="ch5">
            <chart:title svg:x="0.451cm" svg:y="13.333cm" chart:style-name="ch6">
              <text:p>Number Of Queries</text:p>
            </chart:title>
            <chart:grid chart:style-name="ch7" chart:class="major"/>
          </chart:axis>
          <chart:series chart:style-name="ch8" chart:values-cell-range-address="'SamePlotAsALargeScaleEval...'.B2:'SamePlotAsALargeScaleEval...'.B12" chart:label-cell-address="'SamePlotAsALargeScaleEval...'.B1:'SamePlotAsALargeScaleEval...'.B1" chart:class="chart:bar">
            <chart:data-point chart:style-name="ch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fQueries</text:p>
                <draw:g>
                  <svg:desc>'SamePlotAsALargeScaleEval...'.B1:'SamePlotAsALargeScaleEval...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0-0.5</text:p>
                <draw:g>
                  <svg:desc>'SamePlotAsALargeScaleEval...'.A2:'SamePlotAsALargeScaleEval...'.A12</svg:desc>
                </draw:g>
              </table:table-cell>
              <table:table-cell office:value-type="float" office:value="2715451">
                <text:p>2715451</text:p>
                <draw:g>
                  <svg:desc>'SamePlotAsALargeScaleEval...'.B2:'SamePlotAsALargeScaleEval...'.B12</svg:desc>
                </draw:g>
              </table:table-cell>
            </table:table-row>
            <table:table-row>
              <table:table-cell office:value-type="string">
                <text:p>0.5-1.0</text:p>
              </table:table-cell>
              <table:table-cell office:value-type="float" office:value="968786">
                <text:p>968786</text:p>
              </table:table-cell>
            </table:table-row>
            <table:table-row>
              <table:table-cell office:value-type="string">
                <text:p>1.0-1.5</text:p>
              </table:table-cell>
              <table:table-cell office:value-type="float" office:value="157321">
                <text:p>157321</text:p>
              </table:table-cell>
            </table:table-row>
            <table:table-row>
              <table:table-cell office:value-type="string">
                <text:p>1.5-2.0</text:p>
              </table:table-cell>
              <table:table-cell office:value-type="float" office:value="554527">
                <text:p>554527</text:p>
              </table:table-cell>
            </table:table-row>
            <table:table-row>
              <table:table-cell office:value-type="string">
                <text:p>2.0-2.5</text:p>
              </table:table-cell>
              <table:table-cell office:value-type="float" office:value="166082">
                <text:p>166082</text:p>
              </table:table-cell>
            </table:table-row>
            <table:table-row>
              <table:table-cell office:value-type="string">
                <text:p>2.5-3.0</text:p>
              </table:table-cell>
              <table:table-cell office:value-type="float" office:value="147683">
                <text:p>147683</text:p>
              </table:table-cell>
            </table:table-row>
            <table:table-row>
              <table:table-cell office:value-type="string">
                <text:p>3.0-3.5</text:p>
              </table:table-cell>
              <table:table-cell office:value-type="float" office:value="56364">
                <text:p>56364</text:p>
              </table:table-cell>
            </table:table-row>
            <table:table-row>
              <table:table-cell office:value-type="string">
                <text:p>3.5-4.0</text:p>
              </table:table-cell>
              <table:table-cell office:value-type="float" office:value="27475">
                <text:p>27475</text:p>
              </table:table-cell>
            </table:table-row>
            <table:table-row>
              <table:table-cell office:value-type="string">
                <text:p>4.0-4.5</text:p>
              </table:table-cell>
              <table:table-cell office:value-type="float" office:value="11235">
                <text:p>11235</text:p>
              </table:table-cell>
            </table:table-row>
            <table:table-row>
              <table:table-cell office:value-type="string">
                <text:p>4.5-5.0</text:p>
              </table:table-cell>
              <table:table-cell office:value-type="float" office:value="4315">
                <text:p>4315</text:p>
              </table:table-cell>
            </table:table-row>
            <table:table-row>
              <table:table-cell office:value-type="string">
                <text:p>&gt;5</text:p>
              </table:table-cell>
              <table:table-cell office:value-type="float" office:value="2411">
                <text:p>24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fo:font-weight="bold" style:font-size-asian="10pt" style:font-size-complex="10pt"/>
    </style:style>
    <style:style style:name="ch4" style:family="chart">
      <style:chart-properties chart:auto-position="true" style:rotation-angle="0"/>
      <style:text-properties style:font-style-name="Regular" fo:font-size="26pt" style:font-size-asian="9pt" style:font-size-complex="9pt"/>
    </style:style>
    <style:style style:name="ch5" style:family="chart" style:data-style-name="N0">
      <style:chart-properties chart:display-label="true" chart:logarithmic="false" chart:maximum="1" chart:interval-major="0.2" chart:gap-width="0" chart:reverse-direction="false" text:line-break="false" chart:axis-position="0"/>
      <style:graphic-properties svg:stroke-color="#b3b3b3"/>
      <style:text-properties fo:font-size="24pt" style:font-size-asian="10pt" style:font-size-complex="10pt"/>
    </style:style>
    <style:style style:name="ch6" style:family="chart">
      <style:chart-properties chart:auto-position="true" style:rotation-angle="90"/>
      <style:text-properties fo:font-size="26pt" style:font-size-asian="9pt" style:font-size-complex="9pt"/>
    </style:style>
    <style:style style:name="ch7" style:family="chart" style:data-style-name="N0">
      <style:graphic-properties svg:stroke-width="0.102cm" svg:stroke-color="#004586" draw:fill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width="0.102cm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197cm" svg:height="22.627cm" xlink:href=".." xlink:type="simple" chart:class="chart:bar" chart:style-name="ch1">
        <chart:plot-area chart:style-name="ch2" table:cell-range-address="'SamePlotAsALargeScaleEval...'.A1:'SamePlotAsALargeScaleEval...'.A12 'SamePlotAsALargeScaleEval...'.C1:'SamePlotAsALargeScaleEval...'.C12" chart:data-source-has-labels="both" svg:x="2.636cm" svg:y="1.943cm" svg:width="26.355cm" svg:height="18.229cm">
          <chartooo:coordinate-region svg:x="4.078cm" svg:y="2.42cm" svg:width="24.913cm" svg:height="16.893cm"/>
          <chart:axis chart:dimension="x" chart:name="primary-x" chart:style-name="ch3" chartooo:axis-type="auto">
            <chartooo:date-scale/>
            <chart:title svg:x="10.634cm" svg:y="20.624cm" chart:style-name="ch4">
              <text:p>Click Entropy Of Queries</text:p>
            </chart:title>
            <chart:categories table:cell-range-address="'SamePlotAsALargeScaleEval...'.A2:'SamePlotAsALargeScaleEval...'.A12"/>
          </chart:axis>
          <chart:axis chart:dimension="y" chart:name="primary-y" chart:style-name="ch5">
            <chart:title svg:x="0.451cm" svg:y="15.839cm" chart:style-name="ch6">
              <text:p>Percentage Of Queries</text:p>
            </chart:title>
          </chart:axis>
          <chart:series chart:style-name="ch7" chart:values-cell-range-address="'SamePlotAsALargeScaleEval...'.C2:'SamePlotAsALargeScaleEval...'.C12" chart:label-cell-address="'SamePlotAsALargeScaleEval...'.C1:'SamePlotAsALargeScaleEval...'.C1" chart:class="chart:bar">
            <chart:data-point chart:style-name="ch8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age Of Queries</text:p>
                <draw:g>
                  <svg:desc>'SamePlotAsALargeScaleEval...'.C1:'SamePlotAsALargeScaleEval...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0-0.5</text:p>
                <draw:g>
                  <svg:desc>'SamePlotAsALargeScaleEval...'.A2:'SamePlotAsALargeScaleEval...'.A12</svg:desc>
                </draw:g>
              </table:table-cell>
              <table:table-cell office:value-type="float" office:value="0.564349235709164">
                <text:p>0.564349235709164</text:p>
                <draw:g>
                  <svg:desc>'SamePlotAsALargeScaleEval...'.C2:'SamePlotAsALargeScaleEval...'.C12</svg:desc>
                </draw:g>
              </table:table-cell>
            </table:table-row>
            <table:table-row>
              <table:table-cell office:value-type="string">
                <text:p>0.5-1.0</text:p>
              </table:table-cell>
              <table:table-cell office:value-type="float" office:value="0.20134174347677">
                <text:p>0.20134174347677</text:p>
              </table:table-cell>
            </table:table-row>
            <table:table-row>
              <table:table-cell office:value-type="string">
                <text:p>1.0-1.5</text:p>
              </table:table-cell>
              <table:table-cell office:value-type="float" office:value="0.0326958527739964">
                <text:p>0.0326958527739964</text:p>
              </table:table-cell>
            </table:table-row>
            <table:table-row>
              <table:table-cell office:value-type="string">
                <text:p>1.5-2.0</text:p>
              </table:table-cell>
              <table:table-cell office:value-type="float" office:value="0.115246744879615">
                <text:p>0.115246744879615</text:p>
              </table:table-cell>
            </table:table-row>
            <table:table-row>
              <table:table-cell office:value-type="string">
                <text:p>2.0-2.5</text:p>
              </table:table-cell>
              <table:table-cell office:value-type="float" office:value="0.0345166419003876">
                <text:p>0.0345166419003876</text:p>
              </table:table-cell>
            </table:table-row>
            <table:table-row>
              <table:table-cell office:value-type="string">
                <text:p>2.5-3.0</text:p>
              </table:table-cell>
              <table:table-cell office:value-type="float" office:value="0.0306927976889425">
                <text:p>0.0306927976889425</text:p>
              </table:table-cell>
            </table:table-row>
            <table:table-row>
              <table:table-cell office:value-type="string">
                <text:p>3.0-3.5</text:p>
              </table:table-cell>
              <table:table-cell office:value-type="float" office:value="0.011714068978417">
                <text:p>0.011714068978417</text:p>
              </table:table-cell>
            </table:table-row>
            <table:table-row>
              <table:table-cell office:value-type="string">
                <text:p>3.5-4.0</text:p>
              </table:table-cell>
              <table:table-cell office:value-type="float" office:value="0.00571009944613594">
                <text:p>0.00571009944613594</text:p>
              </table:table-cell>
            </table:table-row>
            <table:table-row>
              <table:table-cell office:value-type="string">
                <text:p>4.0-4.5</text:p>
              </table:table-cell>
              <table:table-cell office:value-type="float" office:value="0.00233495786268744">
                <text:p>0.00233495786268744</text:p>
              </table:table-cell>
            </table:table-row>
            <table:table-row>
              <table:table-cell office:value-type="string">
                <text:p>4.5-5.0</text:p>
              </table:table-cell>
              <table:table-cell office:value-type="float" office:value="0.000896781769247555">
                <text:p>0.000896781769247555</text:p>
              </table:table-cell>
            </table:table-row>
            <table:table-row>
              <table:table-cell office:value-type="string">
                <text:p>&gt;5</text:p>
              </table:table-cell>
              <table:table-cell office:value-type="float" office:value="0.000501075514636351">
                <text:p>0.0005010755146363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